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Header">
      <style:text-properties officeooo:rsid="000c2c87" officeooo:paragraph-rsid="00024ab3"/>
    </style:style>
    <style:style style:name="P4" style:family="paragraph" style:parent-style-name="Text_20_body">
      <style:text-properties style:font-name="Georgia" officeooo:rsid="000caadc" officeooo:paragraph-rsid="000caadc"/>
    </style:style>
    <style:style style:name="P5" style:family="paragraph" style:parent-style-name="Text_20_body">
      <style:paragraph-properties fo:text-align="center" style:justify-single-word="false"/>
      <style:text-properties style:font-name="Georgia" officeooo:rsid="000caadc" officeooo:paragraph-rsid="000caadc"/>
    </style:style>
    <style:style style:name="P6" style:family="paragraph" style:parent-style-name="Title">
      <style:text-properties style:font-name="Georgia" officeooo:rsid="000caadc" officeooo:paragraph-rsid="000ca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n’t Have To Tell Me Twice</text:p>
      <text:p text:style-name="P2">214</text:p>
      <text:p text:style-name="P5">by Kyle Eggleston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1-25T22:09:30.744591252">01/25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1-25T22:09:30.611995253</dc:date>
    <meta:editing-duration>PT16M12S</meta:editing-duration>
    <meta:editing-cycles>11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5" meta:word-count="20" meta:character-count="100" meta:non-whitespace-character-count="85"/>
  </office:meta>
</office:document-meta>
</file>